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0000000205C9807F8.png" manifest:media-type=""/>
  <manifest:file-entry manifest:full-path="Pictures/100002000000009D00000023A061FB04.gi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images/sc_imagelist.xml" manifest:media-type=""/>
  <manifest:file-entry manifest:full-path="Configurations2/images/Bitmaps/sc_userimages.png"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 svg:font-family="OpenSymbol"/>
    <style:font-face style:name="Tahoma1" svg:font-family="Tahoma"/>
    <style:font-face style:name="Liberation Sans" svg:font-family="'Liberation Sans'" style:font-family-generic="swiss"/>
    <style:font-face style:name="Segoe UI" svg:font-family="'Segoe UI'"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c_2b__2b__5f_1" style:display-name="dvp_code_c++_1" style:family="table">
      <style:table-properties style:width="15.3cm" style:rel-width="90%" fo:margin-top="0.4cm" fo:margin-bottom="0.4cm" table:align="center" fo:background-color="#ffffcc">
        <style:background-image/>
      </style:table-properties>
    </style:style>
    <style:style style:name="dvp_5f_code_5f_c_2b__2b__5f_1.A" style:display-name="dvp_code_c++_1.A" style:family="table-column">
      <style:table-column-properties style:column-width="2.551cm" style:rel-column-width="23*"/>
    </style:style>
    <style:style style:name="dvp_5f_code_5f_c_2b__2b__5f_1.1" style:display-name="dvp_code_c++_1.1" style:family="table-row">
      <style:table-row-properties fo:background-color="#e6e6ff" style:weight="bold">
        <style:background-image/>
      </style:table-row-properties>
    </style:style>
    <style:style style:name="dvp_5f_code_5f_c_2b__2b__5f_1.A1" style:display-name="dvp_code_c++_1.A1" style:family="table-cell">
      <style:table-cell-properties fo:padding="0cm" fo:border="0.55pt solid #000000"/>
    </style:style>
    <style:style style:name="dvp_5f_code_5f_c_2b__2b__5f_1.2" style:display-name="dvp_code_c++_1.2" style:family="table-row">
      <style:table-row-properties fo:background-color="#ffffcc" style:font="Courier New">
        <style:background-image/>
      </style:table-row-properties>
    </style:style>
    <style:style style:name="dvp_5f_warning_5f_1" style:display-name="dvp_warning_1" style:family="table">
      <style:table-properties style:width="15.3cm" style:rel-width="90%" fo:margin-top="0.499cm" fo:margin-bottom="0.499cm" table:align="center" style:border="10mm solid #000000"/>
    </style:style>
    <style:style style:name="dvp_5f_warning_5f_1.A" style:display-name="dvp_warning_1.A" style:family="table-column">
      <style:table-column-properties style:column-width="2.295cm" style:rel-column-width="150*"/>
    </style:style>
    <style:style style:name="dvp_5f_warning_5f_1.B" style:display-name="dvp_warning_1.B" style:family="table-column">
      <style:table-column-properties style:column-width="13.005cm" style:rel-column-width="850*"/>
    </style:style>
    <style:style style:name="dvp_5f_warning_5f_1.A1" style:display-name="dvp_warning_1.A1" style:family="table-cell">
      <style:table-cell-properties fo:padding="0cm" fo:border="0.55pt solid #000000"/>
    </style:style>
    <style:style style:name="dvp_5f_code_5f_shell_5f_2" style:display-name="dvp_code_shell_2" style:family="table">
      <style:table-properties style:width="15.3cm" style:rel-width="90%" fo:margin-top="0.4cm" fo:margin-bottom="0.4cm" table:align="center" fo:background-color="#ffffcc">
        <style:background-image/>
      </style:table-properties>
    </style:style>
    <style:style style:name="dvp_5f_code_5f_shell_5f_2.A" style:display-name="dvp_code_shell_2.A" style:family="table-column">
      <style:table-column-properties style:column-width="2.551cm" style:rel-column-width="23*"/>
    </style:style>
    <style:style style:name="dvp_5f_code_5f_shell_5f_2.1" style:display-name="dvp_code_shell_2.1" style:family="table-row">
      <style:table-row-properties fo:background-color="#e6e6ff" style:weight="bold">
        <style:background-image/>
      </style:table-row-properties>
    </style:style>
    <style:style style:name="dvp_5f_code_5f_shell_5f_2.A1" style:display-name="dvp_code_shell_2.A1" style:family="table-cell">
      <style:table-cell-properties fo:padding="0cm" fo:border="0.55pt solid #000000"/>
    </style:style>
    <style:style style:name="dvp_5f_code_5f_shell_5f_2.2" style:display-name="dvp_code_shell_2.2" style:family="table-row">
      <style:table-row-properties fo:background-color="#ffffcc" style:font="Courier New">
        <style:background-image/>
      </style:table-row-properties>
    </style:style>
    <style:style style:name="dvp_5f_code_5f_shell_5f_3" style:display-name="dvp_code_shell_3" style:family="table">
      <style:table-properties style:width="15.3cm" style:rel-width="90%" fo:margin-top="0.4cm" fo:margin-bottom="0.4cm" table:align="center" fo:background-color="#ffffcc">
        <style:background-image/>
      </style:table-properties>
    </style:style>
    <style:style style:name="dvp_5f_code_5f_shell_5f_3.A" style:display-name="dvp_code_shell_3.A" style:family="table-column">
      <style:table-column-properties style:column-width="2.551cm" style:rel-column-width="23*"/>
    </style:style>
    <style:style style:name="dvp_5f_code_5f_shell_5f_3.1" style:display-name="dvp_code_shell_3.1" style:family="table-row">
      <style:table-row-properties fo:background-color="#e6e6ff" style:weight="bold">
        <style:background-image/>
      </style:table-row-properties>
    </style:style>
    <style:style style:name="dvp_5f_code_5f_shell_5f_3.A1" style:display-name="dvp_code_shell_3.A1" style:family="table-cell">
      <style:table-cell-properties fo:padding="0cm" fo:border="0.55pt solid #000000"/>
    </style:style>
    <style:style style:name="dvp_5f_code_5f_shell_5f_3.2" style:display-name="dvp_code_shell_3.2" style:family="table-row">
      <style:table-row-properties fo:background-color="#ffffcc" style:font="Courier New">
        <style:background-image/>
      </style:table-row-properties>
    </style:style>
    <style:style style:name="dvp_5f_warning_5f_2" style:display-name="dvp_warning_2" style:family="table">
      <style:table-properties style:width="15.3cm" style:rel-width="90%" fo:margin-top="0.499cm" fo:margin-bottom="0.499cm" table:align="center" style:border="10mm solid #000000"/>
    </style:style>
    <style:style style:name="dvp_5f_warning_5f_2.A" style:display-name="dvp_warning_2.A" style:family="table-column">
      <style:table-column-properties style:column-width="2.295cm" style:rel-column-width="150*"/>
    </style:style>
    <style:style style:name="dvp_5f_warning_5f_2.B" style:display-name="dvp_warning_2.B" style:family="table-column">
      <style:table-column-properties style:column-width="13.005cm" style:rel-column-width="850*"/>
    </style:style>
    <style:style style:name="dvp_5f_warning_5f_2.A1" style:display-name="dvp_warning_2.A1" style:family="table-cell">
      <style:table-cell-properties fo:padding="0cm" fo:border="0.55pt solid #000000"/>
    </style:style>
    <style:style style:name="dvp_5f_code_5f_shell_5f_4" style:display-name="dvp_code_shell_4" style:family="table">
      <style:table-properties style:width="15.3cm" style:rel-width="90%" fo:margin-top="0.4cm" fo:margin-bottom="0.4cm" table:align="center" fo:background-color="#ffffcc">
        <style:background-image/>
      </style:table-properties>
    </style:style>
    <style:style style:name="dvp_5f_code_5f_shell_5f_4.A" style:display-name="dvp_code_shell_4.A" style:family="table-column">
      <style:table-column-properties style:column-width="2.551cm" style:rel-column-width="23*"/>
    </style:style>
    <style:style style:name="dvp_5f_code_5f_shell_5f_4.1" style:display-name="dvp_code_shell_4.1" style:family="table-row">
      <style:table-row-properties fo:background-color="#e6e6ff" style:weight="bold">
        <style:background-image/>
      </style:table-row-properties>
    </style:style>
    <style:style style:name="dvp_5f_code_5f_shell_5f_4.A1" style:display-name="dvp_code_shell_4.A1" style:family="table-cell">
      <style:table-cell-properties fo:padding="0cm" fo:border="0.55pt solid #000000"/>
    </style:style>
    <style:style style:name="dvp_5f_code_5f_shell_5f_4.2" style:display-name="dvp_code_shell_4.2" style:family="table-row">
      <style:table-row-properties fo:background-color="#ffffcc" style:font="Courier New">
        <style:background-image/>
      </style:table-row-properties>
    </style:style>
    <style:style style:name="dvp_5f_code_5f_c_2b__2b__5f_5" style:display-name="dvp_code_c++_5" style:family="table">
      <style:table-properties style:width="15.3cm" style:rel-width="90%" fo:margin-top="0.4cm" fo:margin-bottom="0.4cm" table:align="center" fo:background-color="#ffffcc">
        <style:background-image/>
      </style:table-properties>
    </style:style>
    <style:style style:name="dvp_5f_code_5f_c_2b__2b__5f_5.A" style:display-name="dvp_code_c++_5.A" style:family="table-column">
      <style:table-column-properties style:column-width="2.551cm" style:rel-column-width="23*"/>
    </style:style>
    <style:style style:name="dvp_5f_code_5f_c_2b__2b__5f_5.1" style:display-name="dvp_code_c++_5.1" style:family="table-row">
      <style:table-row-properties fo:background-color="#e6e6ff" style:weight="bold">
        <style:background-image/>
      </style:table-row-properties>
    </style:style>
    <style:style style:name="dvp_5f_code_5f_c_2b__2b__5f_5.A1" style:display-name="dvp_code_c++_5.A1" style:family="table-cell">
      <style:table-cell-properties fo:padding="0cm" fo:border="0.55pt solid #000000"/>
    </style:style>
    <style:style style:name="dvp_5f_code_5f_c_2b__2b__5f_5.2" style:display-name="dvp_code_c++_5.2" style:family="table-row">
      <style:table-row-properties fo:background-color="#ffffcc" style:font="Courier New">
        <style:background-image/>
      </style:table-row-properties>
    </style:style>
    <style:style style:name="dvp_5f_code_5f_shell_5f_6" style:display-name="dvp_code_shell_6" style:family="table">
      <style:table-properties style:width="15.3cm" style:rel-width="90%" fo:margin-top="0.4cm" fo:margin-bottom="0.4cm" table:align="center" fo:background-color="#ffffcc">
        <style:background-image/>
      </style:table-properties>
    </style:style>
    <style:style style:name="dvp_5f_code_5f_shell_5f_6.A" style:display-name="dvp_code_shell_6.A" style:family="table-column">
      <style:table-column-properties style:column-width="2.551cm" style:rel-column-width="23*"/>
    </style:style>
    <style:style style:name="dvp_5f_code_5f_shell_5f_6.1" style:display-name="dvp_code_shell_6.1" style:family="table-row">
      <style:table-row-properties fo:background-color="#e6e6ff" style:weight="bold">
        <style:background-image/>
      </style:table-row-properties>
    </style:style>
    <style:style style:name="dvp_5f_code_5f_shell_5f_6.A1" style:display-name="dvp_code_shell_6.A1" style:family="table-cell">
      <style:table-cell-properties fo:padding="0cm" fo:border="0.55pt solid #000000"/>
    </style:style>
    <style:style style:name="dvp_5f_code_5f_shell_5f_6.2" style:display-name="dvp_code_shell_6.2" style:family="table-row">
      <style:table-row-properties fo:background-color="#ffffcc" style:font="Courier New">
        <style:background-image/>
      </style:table-row-properties>
    </style:style>
    <style:style style:name="dvp_5f_code_5f_java_5f_7" style:display-name="dvp_code_java_7" style:family="table">
      <style:table-properties style:width="15.3cm" style:rel-width="90%" fo:margin-top="0.4cm" fo:margin-bottom="0.4cm" table:align="center" fo:background-color="#ffffcc">
        <style:background-image/>
      </style:table-properties>
    </style:style>
    <style:style style:name="dvp_5f_code_5f_java_5f_7.A" style:display-name="dvp_code_java_7.A" style:family="table-column">
      <style:table-column-properties style:column-width="2.551cm" style:rel-column-width="23*"/>
    </style:style>
    <style:style style:name="dvp_5f_code_5f_java_5f_7.1" style:display-name="dvp_code_java_7.1" style:family="table-row">
      <style:table-row-properties fo:background-color="#e6e6ff" style:weight="bold">
        <style:background-image/>
      </style:table-row-properties>
    </style:style>
    <style:style style:name="dvp_5f_code_5f_java_5f_7.A1" style:display-name="dvp_code_java_7.A1" style:family="table-cell">
      <style:table-cell-properties fo:padding="0cm" fo:border="0.55pt solid #000000"/>
    </style:style>
    <style:style style:name="dvp_5f_code_5f_java_5f_7.2" style:display-name="dvp_code_java_7.2" style:family="table-row">
      <style:table-row-properties fo:background-color="#ffffcc" style:font="Courier New">
        <style:background-image/>
      </style:table-row-properties>
    </style:style>
    <style:style style:name="dvp_5f_code_5f_java_5f_8" style:display-name="dvp_code_java_8" style:family="table">
      <style:table-properties style:width="15.3cm" style:rel-width="90%" fo:margin-top="0.4cm" fo:margin-bottom="0.4cm" table:align="center" fo:background-color="#ffffcc">
        <style:background-image/>
      </style:table-properties>
    </style:style>
    <style:style style:name="dvp_5f_code_5f_java_5f_8.A" style:display-name="dvp_code_java_8.A" style:family="table-column">
      <style:table-column-properties style:column-width="2.551cm" style:rel-column-width="23*"/>
    </style:style>
    <style:style style:name="dvp_5f_code_5f_java_5f_8.1" style:display-name="dvp_code_java_8.1" style:family="table-row">
      <style:table-row-properties fo:background-color="#e6e6ff" style:weight="bold">
        <style:background-image/>
      </style:table-row-properties>
    </style:style>
    <style:style style:name="dvp_5f_code_5f_java_5f_8.A1" style:display-name="dvp_code_java_8.A1" style:family="table-cell">
      <style:table-cell-properties fo:padding="0cm" fo:border="0.55pt solid #000000"/>
    </style:style>
    <style:style style:name="dvp_5f_code_5f_java_5f_8.2" style:display-name="dvp_code_java_8.2" style:family="table-row">
      <style:table-row-properties fo:background-color="#ffffcc" style:font="Courier New">
        <style:background-image/>
      </style:table-row-properties>
    </style:style>
    <style:style style:name="dvp_5f_code_5f_java_5f_9" style:display-name="dvp_code_java_9" style:family="table">
      <style:table-properties style:width="15.3cm" style:rel-width="90%" fo:margin-top="0.4cm" fo:margin-bottom="0.4cm" table:align="center" fo:background-color="#ffffcc">
        <style:background-image/>
      </style:table-properties>
    </style:style>
    <style:style style:name="dvp_5f_code_5f_java_5f_9.A" style:display-name="dvp_code_java_9.A" style:family="table-column">
      <style:table-column-properties style:column-width="2.551cm" style:rel-column-width="23*"/>
    </style:style>
    <style:style style:name="dvp_5f_code_5f_java_5f_9.1" style:display-name="dvp_code_java_9.1" style:family="table-row">
      <style:table-row-properties fo:background-color="#e6e6ff" style:weight="bold">
        <style:background-image/>
      </style:table-row-properties>
    </style:style>
    <style:style style:name="dvp_5f_code_5f_java_5f_9.A1" style:display-name="dvp_code_java_9.A1" style:family="table-cell">
      <style:table-cell-properties fo:padding="0cm" fo:border="0.55pt solid #000000"/>
    </style:style>
    <style:style style:name="dvp_5f_code_5f_java_5f_9.2" style:display-name="dvp_code_java_9.2" style:family="table-row">
      <style:table-row-properties fo:background-color="#ffffcc" style:font="Courier New">
        <style:background-image/>
      </style:table-row-properties>
    </style:style>
    <style:style style:name="dvp_5f_code_5f_shell_5f_10" style:display-name="dvp_code_shell_10" style:family="table">
      <style:table-properties style:width="15.3cm" style:rel-width="90%" fo:margin-top="0.4cm" fo:margin-bottom="0.4cm" table:align="center" fo:background-color="#ffffcc">
        <style:background-image/>
      </style:table-properties>
    </style:style>
    <style:style style:name="dvp_5f_code_5f_shell_5f_10.A" style:display-name="dvp_code_shell_10.A" style:family="table-column">
      <style:table-column-properties style:column-width="2.551cm" style:rel-column-width="23*"/>
    </style:style>
    <style:style style:name="dvp_5f_code_5f_shell_5f_10.1" style:display-name="dvp_code_shell_10.1" style:family="table-row">
      <style:table-row-properties fo:background-color="#e6e6ff" style:weight="bold">
        <style:background-image/>
      </style:table-row-properties>
    </style:style>
    <style:style style:name="dvp_5f_code_5f_shell_5f_10.A1" style:display-name="dvp_code_shell_10.A1" style:family="table-cell">
      <style:table-cell-properties fo:padding="0cm" fo:border="0.55pt solid #000000"/>
    </style:style>
    <style:style style:name="dvp_5f_code_5f_shell_5f_10.2" style:display-name="dvp_code_shell_10.2" style:family="table-row">
      <style:table-row-properties fo:background-color="#ffffcc" style:font="Courier New">
        <style:background-image/>
      </style:table-row-properties>
    </style:style>
    <style:style style:name="P1" style:family="paragraph" style:parent-style-name="Header">
      <style:paragraph-properties fo:text-align="center" style:justify-single-word="false"/>
    </style:style>
    <style:style style:name="P2" style:family="paragraph" style:parent-style-name="Footer">
      <style:paragraph-properties fo:margin-top="0cm" fo:margin-bottom="0cm" style:contextual-spacing="false"/>
      <style:text-properties fo:font-size="8pt" style:font-size-asian="8pt" style:font-size-complex="8pt"/>
    </style:style>
    <style:style style:name="P3" style:family="paragraph" style:parent-style-name="Footer">
      <style:paragraph-properties fo:margin-top="0cm" fo:margin-bottom="0cm" style:contextual-spacing="false" fo:text-align="center" style:justify-single-word="false"/>
      <style:text-properties fo:font-size="8pt" style:font-size-asian="8pt" style:font-size-complex="8pt"/>
    </style:style>
    <style:style style:name="P4" style:family="paragraph" style:parent-style-name="Standard">
      <style:paragraph-properties fo:margin-top="0cm" fo:margin-bottom="0cm" style:contextual-spacing="false"/>
    </style:style>
    <style:style style:name="P5" style:family="paragraph" style:parent-style-name="Standard">
      <style:paragraph-properties fo:text-align="center" style:justify-single-word="false" fo:break-before="auto" fo:break-after="auto"/>
    </style:style>
    <style:style style:name="P6" style:family="paragraph" style:parent-style-name="Standard">
      <style:paragraph-properties fo:margin-top="0cm" fo:margin-bottom="0.199cm" style:contextual-spacing="false" fo:text-align="center" style:justify-single-word="false" fo:background-color="transparent">
        <style:background-image/>
      </style:paragraph-properties>
    </style:style>
    <style:style style:name="P7" style:family="paragraph" style:parent-style-name="Standard" style:list-style-name="List_20_1"/>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 fo:font-size="18pt" fo:font-weight="bold"/>
    </style:style>
    <style:style style:name="T2" style:family="text">
      <style:text-properties officeooo:rsid="00188534"/>
    </style:style>
    <style:style style:name="T3" style:family="text">
      <style:text-properties officeooo:rsid="0016a29f"/>
    </style:style>
    <style:style style:name="T4" style:family="text">
      <style:text-properties officeooo:rsid="0016f37a"/>
    </style:style>
    <style:style style:name="T5" style:family="text">
      <style:text-properties fo:font-style="normal" style:font-style-asian="normal" style:font-style-complex="normal"/>
    </style:style>
    <style:style style:name="T6" style:family="text">
      <style:text-properties officeooo:rsid="00189d6b"/>
    </style:style>
    <style:style style:name="T7"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2013-09-01" text:name="cu_date"/>
        <text:user-field-decl office:value-type="string" office:string-value="olivier.pitton" text:name="cu_licauteur"/>
        <text:user-field-decl office:value-type="string" office:string-value="Pitton Olivier" text:name="cu_fullname1"/>
        <text:user-field-decl office:value-type="string" office:string-value="Pitton Olivier" text:name="cu_alias1"/>
        <text:user-field-decl office:value-type="string" office:string-value="http://www.developpez.net/forums/u519100/olivierpitton/" text:name="cu_url1"/>
        <text:user-field-decl office:value-type="string" office:string-value="Site Personnel" text:name="cu_homepagetitle1"/>
        <text:user-field-decl office:value-type="string" office:string-value="http://olivier-pitton.developpez.com"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 text:name="cu_rubrique"/>
        <text:user-field-decl office:value-type="string" office:string-value="7" text:name="cu_lictype"/>
        <text:user-field-decl office:value-type="string" office:string-value="/home/pitton/Documents/kit/" text:name="cu_kitodt_racine"/>
        <text:user-field-decl office:value-type="string" office:string-value="file:///home/pitton/Documents/kit/kitodt/perl/buildxml_from_oooxml.pl" text:name="cu_kitodt_programme"/>
        <text:user-field-decl office:value-type="string" office:string-value="ajout-classe-param-openjdk8" text:name="cu_kitodt_nomarticle"/>
        <text:user-field-decl office:value-type="string" office:string-value="0" text:name="cu_kitodt_indent"/>
        <text:user-field-decl office:value-type="string" office:string-value="file:///home/pitton/Documents/kit/documents/ajout-classe-param-openjdk8" text:name="cu_repertoire_article"/>
        <text:user-field-decl office:value-type="string" office:string-value="12.4" text:name="cu_version_kitodt"/>
        <text:user-field-decl office:value-type="string" office:string-value="11.1" text:name="cu_version_kitooodvp"/>
        <text:user-field-decl office:value-type="string" office:string-value="Cet article a pour vocation de présenter le développement dans OpenJDK en commençant par le projet JDK, puis le projet Hotspot. Nous verrons des points comme l'ajout de classes dans le JDK et l'apport de nouveaux paramètres VM." text:name="cu_description"/>
        <text:user-field-decl office:value-type="string" office:string-value="Java, OpenJDK 8, développement, C++, Hotspot, VM, JDK, classes, paramètres" text:name="cu_keywords"/>
        <text:user-field-decl office:value-type="string" office:string-value="Tutoriel sur l'ajout de classes et de paramètres dans OpenJDK 8" text:name="cu_page"/>
        <text:user-field-decl office:value-type="string" office:string-value="Tutoriel sur la modification de classes et de paramètres dans OpenJDK 8 " text:name="cu_article"/>
        <text:user-field-decl office:value-type="string" office:string-value="" text:name="cu_extratag"/>
        <text:user-field-decl office:value-type="string" office:string-value="" text:name="cu_google-analytics"/>
        <text:user-field-decl office:value-type="string" office:string-value="2013" text:name="cu_licannee"/>
        <text:user-field-decl office:value-type="string" office:string-value="olivier-pitton-dev" text:name="cu_serveur"/>
        <text:user-field-decl office:value-type="string" office:string-value="tutoriels/java/ajout-classes-param-openjdk8" text:name="cu_chemin"/>
        <text:user-field-decl office:value-type="string" office:string-value="http://olivier-pitton.developpez.com/tutoriels/java/ajout-classes-param-openjdk8/" text:name="cu_urlhttp"/>
        <text:user-field-decl office:value-type="string" office:string-value="1" text:name="cu_nobookmarks"/>
        <text:user-field-decl office:value-type="string" office:string-value="3" text:name="cu_niveau"/>
        <text:user-field-decl office:value-type="string" office:string-value="1 heure 30" text:name="cu_duree"/>
        <text:user-field-decl office:value-type="string" office:string-value="auteur" text:name="cu_role_auteur1"/>
        <text:user-field-decl office:value-type="string" office:string-value="file:///C:/MesDocuments/ForumOrthographique/" text:name="RepertoireOuverture"/>
        <text:user-field-decl office:value-type="string" office:string-value="C:\MesDocuments\ForumOrthographique\auteurs-kitooodvp.ods" text:name="cu_fichier_auteurs"/>
        <text:user-field-decl office:value-type="string" office:string-value="ClaudeLeloup" text:name="cu_alias2"/>
        <text:user-field-decl office:value-type="string" office:string-value="Claude Leloup" text:name="cu_fullname2"/>
        <text:user-field-decl office:value-type="string" office:string-value="http://www.developpez.net/forums/u124512/claudeleloup/" text:name="cu_url2"/>
        <text:user-field-decl office:value-type="string" office:string-value="http://claudeleloup.developpez.com/" text:name="cu_homepageurl2"/>
        <text:user-field-decl office:value-type="string" office:string-value="Site personnel" text:name="cu_homepagetitle2"/>
        <text:user-field-decl office:value-type="string" office:string-value="" text:name="cu_blog2"/>
        <text:user-field-decl office:value-type="string" office:string-value="" text:name="cu_badge2"/>
        <text:user-field-decl office:value-type="string" office:string-value="" text:name="cu_google-plus2"/>
        <text:user-field-decl office:value-type="string" office:string-value="correcteur" text:name="cu_role_auteur2"/>
        <text:user-field-decl office:value-type="string" office:string-value="Perso" text:name="cu_liens2_lien1_type"/>
        <text:user-field-decl office:value-type="string" office:string-value="" text:name="cu_liens2_lien1_icone"/>
        <text:user-field-decl office:value-type="string" office:string-value="" text:name="cu_liens2_lien1_title"/>
        <text:user-field-decl office:value-type="string" office:string-value="" text:name="cu_liens2_lien1_url"/>
        <text:user-field-decl office:value-type="string" office:string-value="" text:name="cu_TopicType"/>
        <text:user-field-decl office:value-type="string" office:string-value="" text:name="cu_reference"/>
        <text:user-field-decl office:value-type="string" office:string-value="0" text:name="cu_export_image"/>
        <text:user-field-decl office:value-type="string" office:string-value="" text:name="cu_kitodt_programmePerso"/>
        <text:user-field-decl office:value-type="string" office:string-value="" text:name="cu_section_nonumber"/>
        <text:user-field-decl office:value-type="string" office:string-value="" text:name="cu_kitodt_xmled_workspace"/>
        <text:user-field-decl office:value-type="string" office:string-value="2" text:name="cu_kitodt_comment"/>
        <text:user-field-decl office:value-type="string" office:string-value="2" text:name="cu_kitodt_nonumber"/>
        <text:user-field-decl office:value-type="string" office:string-value="0" text:name="cu_kitodt_kitunix_upload"/>
        <text:user-field-decl office:value-type="string" office:string-value="0" text:name="cu_kitodt_kitunix"/>
      </text:user-field-decls>
      <text:section text:style-name="Sect1" text:name="dvp_sec_titre">
        <text:p text:style-name="P5"><text:span text:style-name="titre_5f_page"><text:span text:style-name="T1">Tutoriel sur la modification de classes et de paramètres dans OpenJDK 8 </text:span></text:span></text:p>
      </text:section>
      <text:section text:style-name="Sect1" text:name="dvp_sec_sous_titre">
        <text:p text:style-name="Standard"/>
      </text:section>
      <text:section text:style-name="Sect1" text:name="dvp_sec_auteur">
        <text:p text:style-name="P6">Date de publication : <text:user-field-get text:name="cu_date">2013-09-01</text:user-field-get>, date de mise à jour : <text:user-field-get text:name="cu_miseajour"/></text:p>
        <text:p text:style-name="P6">Auteur principal : <text:user-field-get text:name="cu_fullname1">Pitton Olivier</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Cet article a pour vocation de présenter le développement dans OpenJDK en commençant par le projet HotSpot, puis le projet JDK. Nous verrons comment ajouter et modifier des classes dans le JDK et des nouveaux paramètres VM. Je vous invite à lire mon <text:a xlink:type="simple" xlink:href="http://olivier-pitton.developpez.com/tutoriels/java/installation-compilation-openjdk8-ubuntu/">précédent article</text:a> sur l'installation d'OpenJDK 8, qui vous permettra de commencer avec un environnement stable.</text:p>
            </table:table-cell>
          </table:table-row>
        </table:table>
        <text:p text:style-name="P4"/>
      </text:section>
      <text:p text:style-name="Standard"/>
      <text:h text:style-name="Heading_20_1" text:outline-level="1">Introduction</text:h>
      <text:p text:style-name="Standard">OpenJDK est un projet volumineux. Il comprend de nombreux projets différents, écrit<text:span text:style-name="T2">s</text:span> dans plusieurs langages, principalement Java, C et C++. Cet article a pour vocation de présenter le développement dans OpenJDK en commençant par le projet HotSpot, puis le projet JDK. Nous verrons comment ajouter et modifier des classes dans le JDK et des nouveaux paramètres dans la machine virtuelle (VM). Je vous invite à lire mon <text:a xlink:type="simple" xlink:href="http://olivier-pitton.developpez.com/tutoriels/java/installation-compilation-openjdk8-ubuntu/">précédent article</text:a> sur l'installation et la compilation d'OpenJDK 8, qui vous permettra de commencer avec un environnement stable. Cet article fait partie d'une série dédiée à OpenJDK 8.</text:p>
      <text:h text:style-name="Heading_20_1" text:outline-level="1">Développement dans HotSpot</text:h>
      <text:h text:style-name="Heading_20_2" text:outline-level="2">Introduction</text:h>
      <text:p text:style-name="Standard">HotSpot est la machine virtuelle Java sur laquelle repose tout programme développé dans ce langage. C'est elle qui gère les threads, les appels systèmes, les ramasse-miettes… et son rôle est plus que primordial. Elle est écrite en C++ et contient approximativement 250 000<office:annotation><dc:creator>Claude Leloup </dc:creator><dc:date>2013-09-22T19:41:36</dc:date><text:p text:style-name="P8"><text:span text:style-name="T7">une espace insécable</text:span></text:p></office:annotation> lignes de code. Notre objectif va être de modifier le code source de celle-ci afin d'ajouter nos propres paramètres VM. Ces paramètres apportent une flexibilité dans le développement, offrant aux utilisateurs comme aux développeurs la possibilité de configurer finement la machine virtuelle lors de l'exécution d'un programme.</text:p>
      <text:h text:style-name="Heading_20_2" text:outline-level="2">Ajouter un paramètre dans la machine virtuelle</text:h>
      <text:p text:style-name="Standard">Les paramètres VM sont un ensemble d'arguments permettant de paramétrer à souhait <text:soft-page-break/>HotSpot. Par exemple le paramètre <text:span text:style-name="_23_242424">-XX:+PrintGCDetails permet de donner des informations sur la mémoire utilisée par </text:span><text:span text:style-name="_23_242424">les GC. Notre objectif dans cette partie va être d'ajouter un nouveau paramètre dans la machine virtuelle afin de délimiter notre code. Dès lors que nous voudrons ajouter ou modifier du code existant, nous nous assurerons que notre paramètre est bien activé, afin d'éviter d'éventuels effets de bord ou oublis.</text:span></text:p>
      <text:p text:style-name="Standard">Vous allez voir qu'ajouter un paramètre est très simple. Ouvrez le fichier <text:span text:style-name="Italique">globals.hpp</text:span>, situé dans le répertoire <text:span text:style-name="Italique">src/share/vm/runtime/</text:span>.</text:p>
      <text:p text:style-name="Standard">Selon le type de compilation (debug, product…) les paramètres ont des visibilités différentes. Cela est réalisé durant la compilation grâce à un ensemble de macros détaillées ci-dessous. La déclaration d'un nouveau paramètre se fait toujours par le biais de l'une de ces macros.</text:p>
      <text:p text:style-name="Standard">Les paramètres peuvent avoir quatre types distincts :</text:p>
      <text:list xml:id="list1996764679678454352" text:style-name="List_20_1">
        <text:list-item>
          <text:p text:style-name="P7">intx :<office:annotation><dc:creator>Claude Leloup </dc:creator><dc:date>2013-09-22T20:14:22</dc:date><text:p text:style-name="P8"><text:span text:style-name="T7">pas de majuscule après un deux-points.</text:span></text:p></office:annotation> <text:span text:style-name="T3">u</text:span>n entier ;</text:p>
        </text:list-item>
        <text:list-item>
          <text:p text:style-name="P7">uintx : <text:span text:style-name="T3">u</text:span>n long ;</text:p>
        </text:list-item>
        <text:list-item>
          <text:p text:style-name="P7">ccstr : <text:span text:style-name="T3">a</text:span>lias pour une chaîne de caractère<text:span text:style-name="T3">s</text:span> constante (const char*) ;</text:p>
        </text:list-item>
        <text:list-item>
          <text:p text:style-name="P7">bool : <text:span text:style-name="T3">u</text:span>n booléen.</text:p>
        </text:list-item>
      </text:list>
      <text:p text:style-name="Standard">La déclaration d'un nouveau paramètre se fait grâce à l'une des macros suivantes :</text:p>
      <text:list xml:id="list39517889" text:style-name="List_20_1">
        <text:list-item>
          <text:p text:style-name="P7"><text:span text:style-name="Gras">product :</text:span> <text:span text:style-name="T3">l</text:span>e paramètre est toujours accessible et modifiable ;</text:p>
        </text:list-item>
        <text:list-item>
          <text:p text:style-name="P7"><text:span text:style-name="Gras">develop :</text:span> le paramètre est accessible et modifiable en mode développement et est une constante en mode production ;</text:p>
        </text:list-item>
        <text:list-item>
          <text:p text:style-name="P7"><text:span text:style-name="Gras">experimental :</text:span> le paramètre est toujours accessible. Cette macro sert à tester de nouvelles fonctionnalités pendant le développement. Pour activer les paramètres de type experimental, il faut lancer la VM avec le paramètre -XX:+UnlockExperimentalVMOptions. Sans cela, il ne sera pas accessible ;</text:p>
        </text:list-item>
        <text:list-item>
          <text:p text:style-name="P7"><text:span text:style-name="Gras">lp64_product :</text:span> le paramètre sera toujours une constante dans une version 32 bits de la VM ;</text:p>
        </text:list-item>
        <text:list-item>
          <text:p text:style-name="P7"><text:span text:style-name="Gras">notproduct :</text:span> le paramètre est accessible et modifiable en mode développement et n'existe pas en mode production ;</text:p>
        </text:list-item>
        <text:list-item>
          <text:p text:style-name="P7"><text:span text:style-name="Gras">diagnostic :</text:span> le paramètre est toujours accessible. Cette macro sert pour diagnostiquer des <text:span text:style-name="T3">bogues</text:span> et s'assurer de la qualité de la machine virtuelle. Pour activer les paramètres de type diagnostic, il faut lancer la VM avec le paramètre -XX:+UnlockDiagnosticVMOptions. Sans cela, il ne sera pas accessible ;</text:p>
        </text:list-item>
        <text:list-item>
          <text:p text:style-name="P7"><text:span text:style-name="Gras">manageable :</text:span> le paramètre est toujours accessible et modifiable. De plus, il peut être dynamiquement modifi<text:span text:style-name="T3">é</text:span> durant l'exécution de la VM, par le biais de la JConsole ou JMX (via com.sun.management.HotSpotDiagnosticMXBean) ;</text:p>
        </text:list-item>
        <text:list-item>
          <text:p text:style-name="P7"><text:span text:style-name="Gras">product_rw :</text:span> le paramètre est toujours accessible et modifiable. De plus, il peut être <text:soft-page-break/>dynamiquement modifi<text:span text:style-name="T3">é</text:span> durant l'exécution de la VM. Cela ressemble à manageable sauf que l'intérêt de ce type de paramètre est pour un usage privé.</text:p>
        </text:list-item>
      </text:list>
      <text:p text:style-name="Standard">Il existe deux autres macros spécifiques develop_pd et product_pd dont nous ne détaillerons pas l'intérêt ici. Dans la majorité des cas, ce sont les macros product, develop, diagnostic et experimental qui sont utilisées. </text:p>
      <text:p text:style-name="Standard">Pour nos modifications, nous nous servirons d'un paramètre de type product et booléen.</text:p>
      <table:table table:name="dvp_code_c++_1" table:style-name="dvp_5f_code_5f_c_2b__2b__5f_1">
        <table:table-column table:style-name="dvp_5f_code_5f_c_2b__2b__5f_1.A" table:number-columns-repeated="6"/>
        <table:table-row table:style-name="dvp_5f_code_5f_c_2b__2b__5f_1.1">
          <table:table-cell table:style-name="dvp_5f_code_5f_c_2b__2b__5f_1.A1" office:value-type="string">
            <text:p text:style-name="Standard">Ajout d'un paramètre VM</text:p>
          </table:table-cell>
          <table:table-cell table:style-name="dvp_5f_code_5f_c_2b__2b__5f_1.A1" office:value-type="string">
            <text:p text:style-name="Standard">c++</text:p>
          </table:table-cell>
          <table:table-cell table:style-name="dvp_5f_code_5f_c_2b__2b__5f_1.A1" office:value-type="string">
            <text:p text:style-name="Standard"/>
          </table:table-cell>
          <table:table-cell table:style-name="dvp_5f_code_5f_c_2b__2b__5f_1.A1" office:value-type="string">
            <text:p text:style-name="Standard">1</text:p>
          </table:table-cell>
          <table:table-cell table:style-name="dvp_5f_code_5f_c_2b__2b__5f_1.A1" office:value-type="string">
            <text:p text:style-name="Standard">1</text:p>
          </table:table-cell>
          <table:table-cell table:style-name="dvp_5f_code_5f_c_2b__2b__5f_1.A1" office:value-type="string">
            <text:p text:style-name="Standard"/>
          </table:table-cell>
        </table:table-row>
        <table:table-row table:style-name="dvp_5f_code_5f_c_2b__2b__5f_1.2">
          <table:table-cell table:style-name="dvp_5f_code_5f_c_2b__2b__5f_1.A1" table:number-columns-spanned="6" office:value-type="string">
            <text:p text:style-name="dvp_5f_code"> product(bool, TutorialGC, false, "Used for this tutorial") \</text:p>
          </table:table-cell>
          <table:covered-table-cell/>
          <table:covered-table-cell/>
          <table:covered-table-cell/>
          <table:covered-table-cell/>
          <table:covered-table-cell/>
        </table:table-row>
      </table:table>
      <text:p text:style-name="Standard">Les paramètres à donner permettent de spécifier respectivement, le type de données, le nom du paramètre, la valeur par défaut et la description. La valeur par défaut sera faux, nous forçant à activer le paramètre en utilisant -XX:+TutorialGC. Ainsi, nos modifications ne seront pas prises en compte lors d'un lancement classique.</text:p>
      <text:p text:style-name="Standard">N'oubliez pas d'ajouter des « \ » <office:annotation><dc:creator>Claude Leloup </dc:creator><dc:date>2013-09-22T20:13:27</dc:date><text:p text:style-name="P8"><text:span text:style-name="T7">Dans le texte en français, des guillemets français !</text:span></text:p></office:annotation>pour chaque ligne vide et à la fin de la déclaration du paramètre, comme cela est fait dans le code existant.</text:p>
      <text:p text:style-name="Standard">Afin de valider ce que nous avons modifié, recompiler le projet et exécuter un programme Java quelconque (un Hello World suffit) et utilisant le paramètre -XX:+TutorialGC.</text:p>
      <table:table table:name="dvp_warning_1" table:style-name="dvp_5f_warning_5f_1">
        <table:table-column table:style-name="dvp_5f_warning_5f_1.A"/>
        <table:table-column table:style-name="dvp_5f_warning_5f_1.B"/>
        <table:table-row>
          <table:table-cell table:style-name="dvp_5f_warning_5f_1.A1" office:value-type="string">
            <text:p text:style-name="Standard"><draw:frame draw:style-name="fr2" draw:name="1" text:anchor-type="as-char" svg:width="0.847cm" svg:height="0.847cm" draw:z-index="8"><draw:image xlink:href="Pictures/1000020100000020000000205C9807F8.png" xlink:type="simple" xlink:show="embed" xlink:actuate="onLoad"/><svg:title>kitwarning.png</svg:title></draw:frame> </text:p>
          </table:table-cell>
          <table:table-cell table:style-name="dvp_5f_warning_5f_1.A1" office:value-type="string">
            <text:p text:style-name="Standard">Attention, nous allons modifier la machine virtuelle pour effectuer notre premier Hello World. Vous pouvez recompiler après les modifications à venir.</text:p>
          </table:table-cell>
        </table:table-row>
      </table:table>
      <text:p text:style-name="Standard">La compilation du projet se fait tout simplement de la manière suivante :</text:p>
      <table:table table:name="dvp_code_shell_2" table:style-name="dvp_5f_code_5f_shell_5f_2">
        <table:table-column table:style-name="dvp_5f_code_5f_shell_5f_2.A" table:number-columns-repeated="6"/>
        <table:table-row table:style-name="dvp_5f_code_5f_shell_5f_2.1">
          <table:table-cell table:style-name="dvp_5f_code_5f_shell_5f_2.A1" office:value-type="string">
            <text:p text:style-name="Standard">Compilation d'Hotspot</text:p>
          </table:table-cell>
          <table:table-cell table:style-name="dvp_5f_code_5f_shell_5f_2.A1" office:value-type="string">
            <text:p text:style-name="Standard">shell</text:p>
          </table:table-cell>
          <table:table-cell table:style-name="dvp_5f_code_5f_shell_5f_2.A1" office:value-type="string">
            <text:p text:style-name="Standard"/>
          </table:table-cell>
          <table:table-cell table:style-name="dvp_5f_code_5f_shell_5f_2.A1" office:value-type="string">
            <text:p text:style-name="Standard">1</text:p>
          </table:table-cell>
          <table:table-cell table:style-name="dvp_5f_code_5f_shell_5f_2.A1" office:value-type="string">
            <text:p text:style-name="Standard">1</text:p>
          </table:table-cell>
          <table:table-cell table:style-name="dvp_5f_code_5f_shell_5f_2.A1" office:value-type="string">
            <text:p text:style-name="Standard"/>
          </table:table-cell>
        </table:table-row>
        <table:table-row table:style-name="dvp_5f_code_5f_shell_5f_2.2">
          <table:table-cell table:style-name="dvp_5f_code_5f_shell_5f_2.A1" table:number-columns-spanned="6" office:value-type="string">
            <text:p text:style-name="dvp_5f_code">make</text:p>
          </table:table-cell>
          <table:covered-table-cell/>
          <table:covered-table-cell/>
          <table:covered-table-cell/>
          <table:covered-table-cell/>
          <table:covered-table-cell/>
        </table:table-row>
      </table:table>
      <text:p text:style-name="Standard">Grâce à l'utilitaire ccache installé préalablement, la recompilation des sources ne vous forcera pas à compiler la totalité du projet OpenJDK, seulement HotSpot, et une partie du JDK.</text:p>
      <text:p text:style-name="Standard">Les lignes de commandes de compilation et de lancement pour une classe Test.java sont :</text:p>
      <table:table table:name="dvp_code_shell_3" table:style-name="dvp_5f_code_5f_shell_5f_3">
        <table:table-column table:style-name="dvp_5f_code_5f_shell_5f_3.A" table:number-columns-repeated="6"/>
        <table:table-row table:style-name="dvp_5f_code_5f_shell_5f_3.1">
          <table:table-cell table:style-name="dvp_5f_code_5f_shell_5f_3.A1" office:value-type="string">
            <text:p text:style-name="Standard">Compilation et lancement d'un programme Java</text:p>
          </table:table-cell>
          <table:table-cell table:style-name="dvp_5f_code_5f_shell_5f_3.A1" office:value-type="string">
            <text:p text:style-name="Standard">shell</text:p>
          </table:table-cell>
          <table:table-cell table:style-name="dvp_5f_code_5f_shell_5f_3.A1" office:value-type="string">
            <text:p text:style-name="Standard"/>
          </table:table-cell>
          <table:table-cell table:style-name="dvp_5f_code_5f_shell_5f_3.A1" office:value-type="string">
            <text:p text:style-name="Standard">1</text:p>
          </table:table-cell>
          <table:table-cell table:style-name="dvp_5f_code_5f_shell_5f_3.A1" office:value-type="string">
            <text:p text:style-name="Standard">1</text:p>
          </table:table-cell>
          <table:table-cell table:style-name="dvp_5f_code_5f_shell_5f_3.A1" office:value-type="string">
            <text:p text:style-name="Standard"/>
          </table:table-cell>
        </table:table-row>
        <table:table-row table:style-name="dvp_5f_code_5f_shell_5f_3.2">
          <table:table-cell table:style-name="dvp_5f_code_5f_shell_5f_3.A1" table:number-columns-spanned="6" office:value-type="string">
            <text:p text:style-name="dvp_5f_code">./javac Test.java<text:line-break/>./java -XX:+TutorialGC Test</text:p>
          </table:table-cell>
          <table:covered-table-cell/>
          <table:covered-table-cell/>
          <table:covered-table-cell/>
          <table:covered-table-cell/>
          <table:covered-table-cell/>
        </table:table-row>
      </table:table>
      <table:table table:name="dvp_warning_2" table:style-name="dvp_5f_warning_5f_2">
        <table:table-column table:style-name="dvp_5f_warning_5f_2.A"/>
        <table:table-column table:style-name="dvp_5f_warning_5f_2.B"/>
        <text:soft-page-break/>
        <table:table-row>
          <table:table-cell table:style-name="dvp_5f_warning_5f_2.A1" office:value-type="string">
            <text:p text:style-name="Standard"><draw:frame draw:style-name="fr2" draw:name="2" text:anchor-type="as-char" svg:width="0.847cm" svg:height="0.847cm" draw:z-index="7"><draw:image xlink:href="Pictures/1000020100000020000000205C9807F8.png" xlink:type="simple" xlink:show="embed" xlink:actuate="onLoad"/><svg:title>kitwarning.png</svg:title></draw:frame> </text:p>
          </table:table-cell>
          <table:table-cell table:style-name="dvp_5f_warning_5f_2.A1" office:value-type="string">
            <text:p text:style-name="Standard">Faites bien attention à vous placer dans le répertoire des images, situé dans le répertoire <text:span text:style-name="Italique">build</text:span> afin d'utiliser la version compilée, et non la version installée qui ne contient pas nos modifications.</text:p>
          </table:table-cell>
        </table:table-row>
      </table:table>
      <text:p text:style-name="Standard">Si le paramètre a mal été ajouté, ou que vous n'avez pas recompilé correctement, l'erreur suivante s'affichera :</text:p>
      <table:table table:name="dvp_code_shell_4" table:style-name="dvp_5f_code_5f_shell_5f_4">
        <table:table-column table:style-name="dvp_5f_code_5f_shell_5f_4.A" table:number-columns-repeated="6"/>
        <table:table-row table:style-name="dvp_5f_code_5f_shell_5f_4.1">
          <table:table-cell table:style-name="dvp_5f_code_5f_shell_5f_4.A1" office:value-type="string">
            <text:p text:style-name="Standard">Erreur d'ajout du paramètre</text:p>
          </table:table-cell>
          <table:table-cell table:style-name="dvp_5f_code_5f_shell_5f_4.A1" office:value-type="string">
            <text:p text:style-name="Standard">shell</text:p>
          </table:table-cell>
          <table:table-cell table:style-name="dvp_5f_code_5f_shell_5f_4.A1" office:value-type="string">
            <text:p text:style-name="Standard"/>
          </table:table-cell>
          <table:table-cell table:style-name="dvp_5f_code_5f_shell_5f_4.A1" office:value-type="string">
            <text:p text:style-name="Standard">1</text:p>
          </table:table-cell>
          <table:table-cell table:style-name="dvp_5f_code_5f_shell_5f_4.A1" office:value-type="string">
            <text:p text:style-name="Standard">1</text:p>
          </table:table-cell>
          <table:table-cell table:style-name="dvp_5f_code_5f_shell_5f_4.A1" office:value-type="string">
            <text:p text:style-name="Standard"/>
          </table:table-cell>
        </table:table-row>
        <table:table-row table:style-name="dvp_5f_code_5f_shell_5f_4.2">
          <table:table-cell table:style-name="dvp_5f_code_5f_shell_5f_4.A1" table:number-columns-spanned="6" office:value-type="string">
            <text:p text:style-name="dvp_5f_code">Unrecognized VM option 'TutorialGC'<text:line-break/>Error: Could not create the Java Virtual Machine.<text:line-break/>Error: A fatal exception has occurred. Program will exit.</text:p>
          </table:table-cell>
          <table:covered-table-cell/>
          <table:covered-table-cell/>
          <table:covered-table-cell/>
          <table:covered-table-cell/>
          <table:covered-table-cell/>
        </table:table-row>
      </table:table>
      <text:h text:style-name="Heading_20_2" text:outline-level="2">Hello World dans la machine virtuelle</text:h>
      <text:p text:style-name="Standard">Nous allons effectuer notre premier ajout de code, autre qu'un paramètre dans HotSpot. Le but est d'afficher un message lors du démarrage de la machine virtuelle. Pour cela, ouvrez le fichier <text:span text:style-name="Italique">init.cpp</text:span> situé dans le répertoire <text:span text:style-name="Italique">src/share/vm/runtime</text:span>. Ajoutez le code suivant <text:span text:style-name="Gras">à la fin</text:span> de la méthode <text:span text:style-name="Italique">init_globals()</text:span>.</text:p>
      <table:table table:name="dvp_code_c++_5" table:style-name="dvp_5f_code_5f_c_2b__2b__5f_5">
        <table:table-column table:style-name="dvp_5f_code_5f_c_2b__2b__5f_5.A" table:number-columns-repeated="6"/>
        <table:table-row table:style-name="dvp_5f_code_5f_c_2b__2b__5f_5.1">
          <table:table-cell table:style-name="dvp_5f_code_5f_c_2b__2b__5f_5.A1" office:value-type="string">
            <text:p text:style-name="Standard">Hello World dans la VM</text:p>
          </table:table-cell>
          <table:table-cell table:style-name="dvp_5f_code_5f_c_2b__2b__5f_5.A1" office:value-type="string">
            <text:p text:style-name="Standard">c++</text:p>
          </table:table-cell>
          <table:table-cell table:style-name="dvp_5f_code_5f_c_2b__2b__5f_5.A1" office:value-type="string">
            <text:p text:style-name="Standard"/>
          </table:table-cell>
          <table:table-cell table:style-name="dvp_5f_code_5f_c_2b__2b__5f_5.A1" office:value-type="string">
            <text:p text:style-name="Standard">1</text:p>
          </table:table-cell>
          <table:table-cell table:style-name="dvp_5f_code_5f_c_2b__2b__5f_5.A1" office:value-type="string">
            <text:p text:style-name="Standard">1</text:p>
          </table:table-cell>
          <table:table-cell table:style-name="dvp_5f_code_5f_c_2b__2b__5f_5.A1" office:value-type="string">
            <text:p text:style-name="Standard"/>
          </table:table-cell>
        </table:table-row>
        <table:table-row table:style-name="dvp_5f_code_5f_c_2b__2b__5f_5.2">
          <table:table-cell table:style-name="dvp_5f_code_5f_c_2b__2b__5f_5.A1" table:number-columns-spanned="6" office:value-type="string">
            <text:p text:style-name="dvp_5f_code">if(TutorialGC) {<text:line-break/> <text:s/>gclog_or_tty-&gt;print("La machine virtuelle démarre...");<text:line-break/>}</text:p>
          </table:table-cell>
          <table:covered-table-cell/>
          <table:covered-table-cell/>
          <table:covered-table-cell/>
          <table:covered-table-cell/>
          <table:covered-table-cell/>
        </table:table-row>
      </table:table>
      <text:p text:style-name="Standard">La variable globale <text:span text:style-name="Italique">gclog_or_tty </text:span>correspond à un logger général qui va écrire dans la console ou dans un fichier ce que vous donnez en paramètre. Si vous spécifiez le paramètre <text:span text:style-name="Italique">loggc </text:span>au démarrage de la machine virtuelle, le contenu sera écrit dans un fichier, sinon dans la console, et est donné ainsi -Xloggc:logs/gc_log.log où « logs » correspond au répertoire et gc_log.log est le contenu du fichier de log. Ainsi, HotSpot écrira le contenu dans le fichier situé dans logs/gc_log.log.</text:p>
      <text:p text:style-name="Standard">Vous pouvez maintenant recompiler HotSpot et lancer un programme Java arbitraire, comme dans le chapitre précédent. Vous verrez alors apparaître au démarrage « La machine virtuelle démarre… ». J'ai effectué ce test avec un simple Hello World et le résultat affiché est :</text:p>
      <table:table table:name="dvp_code_shell_6" table:style-name="dvp_5f_code_5f_shell_5f_6">
        <table:table-column table:style-name="dvp_5f_code_5f_shell_5f_6.A" table:number-columns-repeated="6"/>
        <table:table-row table:style-name="dvp_5f_code_5f_shell_5f_6.1">
          <table:table-cell table:style-name="dvp_5f_code_5f_shell_5f_6.A1" office:value-type="string">
            <text:p text:style-name="Standard">Affichage final</text:p>
          </table:table-cell>
          <table:table-cell table:style-name="dvp_5f_code_5f_shell_5f_6.A1" office:value-type="string">
            <text:p text:style-name="Standard">shell</text:p>
          </table:table-cell>
          <table:table-cell table:style-name="dvp_5f_code_5f_shell_5f_6.A1" office:value-type="string">
            <text:p text:style-name="Standard"/>
          </table:table-cell>
          <table:table-cell table:style-name="dvp_5f_code_5f_shell_5f_6.A1" office:value-type="string">
            <text:p text:style-name="Standard">1</text:p>
          </table:table-cell>
          <table:table-cell table:style-name="dvp_5f_code_5f_shell_5f_6.A1" office:value-type="string">
            <text:p text:style-name="Standard">1</text:p>
          </table:table-cell>
          <table:table-cell table:style-name="dvp_5f_code_5f_shell_5f_6.A1" office:value-type="string">
            <text:p text:style-name="Standard"/>
          </table:table-cell>
        </table:table-row>
        <table:table-row table:style-name="dvp_5f_code_5f_shell_5f_6.2">
          <table:table-cell table:style-name="dvp_5f_code_5f_shell_5f_6.A1" table:number-columns-spanned="6" office:value-type="string">
            <text:p text:style-name="dvp_5f_code">La machine virtuelle démarre...Hello World !</text:p>
          </table:table-cell>
          <table:covered-table-cell/>
          <table:covered-table-cell/>
          <table:covered-table-cell/>
          <table:covered-table-cell/>
          <table:covered-table-cell/>
        </table:table-row>
      </table:table>
      <text:p text:style-name="Standard">Notre code peut donc être activé ou désactivé à volonté, mettant ainsi en exergue l'utilité des paramètres. Et pour la petite anecdote, sachez qu'il existe plus de 1200 paramètres dans HotSpot pour configurer cette dernière à volonté.</text:p>
      <text:h text:style-name="Heading_20_1" text:outline-level="1"><text:soft-page-break/>Ajout de classes dans le JDK</text:h>
      <text:p text:style-name="Standard">Dans cette partie de l'article, nous allons voir comment ajouter notre propre classe dans le JDK et la lier à la compilation. Lors de la création des images, notre classe sera alors directement intégrée aux JAR et accessible comme toutes les autres classes, telle<text:span text:style-name="T3">s</text:span> que System ou String.</text:p>
      <text:p text:style-name="Standard">Dans de nombreux projets, un ensemble de classes utilitaires est toujours développé afin de faciliter le développement. La bibliothèque Apache Commons Lang se retrouve très régulièrement dans les projets et embarque un nombre impressionnant de classes utilitaires. Notre objectif va être d'intégrer la classe SystemUtils d'Apache dans le JDK. J'ai choisi cette classe, car elle ne possède que peu de dépendances externes, donc ne nécessite que très peu de modifications en vue de son intégration. </text:p>
      <text:p text:style-name="Standard">Il faut bien comprendre que si nous voulons ajouter une « vraie » classe, il faut faire attention à ce à quoi elle est liée et surtout la liste des classes de la bibliothèque qu'elle utilise. Si une classe utilise cinq autres classes du projet Apache Commons Lang, alors nous devons intégrer les cinq autres, qui peuvent, elles aussi, dépendre d'autres classes et ainsi de suite. On se retrouve alors à ajouter une partie entière de la bibliothèque pour une seule classe à la base. Enfin, si vous désirez ajouter et coder votre propre classe, la façon de faire est absolument identique, à la différence près que vous n'aurez aucune dépendance, sauf sur votre propre code et les classes du JDK, ce qui ne pose aucun problème. </text:p>
      <text:p text:style-name="Standard">Tout d'abord, voyons les principaux répertoires qui vont nous intéresser :</text:p>
      <text:list xml:id="list39508503" text:style-name="List_20_1">
        <text:list-item>
          <text:p text:style-name="P7"><text:span text:style-name="Gras">jdk8/jdk/src/share/classes :</text:span> <text:span text:style-name="T4">c</text:span>ontient toutes les classes Java du JDK ;</text:p>
        </text:list-item>
        <text:list-item>
          <text:p text:style-name="P7"><text:span text:style-name="Gras">jdk8/jdk/src/share/native :</text:span> <text:span text:style-name="T4">c</text:span>ontient le code natif, écrit en C, des classes Java. Nous ne nous servirons pas de ce répertoire, mais il peut être utile de savoir où il se trouve. Pour chaque classe ayant au moins une méthode native, vous devez créer un fichier <text:span text:style-name="T4">C</text:span> ayant le même nom que la classe et y inclure votre méthode selon un nommage précis. Le code est alors exécuté dans cette méthode, et peut être lié à la machine virtuelle. C'est comme cela que certaines méthodes du JDK donnent des informations sur HotSpot, comme <text:span text:style-name="Italique">System.gc() </text:span><text:span text:style-name="Italique"><text:span text:style-name="T5">;</text:span></text:span></text:p>
        </text:list-item>
        <text:list-item>
          <text:p text:style-name="P7"><text:span text:style-name="Gras">jdk8/jdk/make/java/java :</text:span> contient les fichiers de propriétés pour la compilation des classes Java. La déclaration des classes à compiler, des fichiers C, des méthodes natives… Tout cela se fait ici.</text:p>
        </text:list-item>
      </text:list>
      <text:p text:style-name="Standard">Nous allons donc ajouter nos classes dans <text:span text:style-name="Italique">jdk8/jdk/src/share/classes</text:span>, puis déclarer que nous devons les compiler et les ajouter comme les autres dans le JDK, grâce aux fichiers situés dans <text:span text:style-name="Italique">jdk8/jdk/make/java/java</text:span>.</text:p>
      <text:p text:style-name="Standard">Passons à la pratique. Télécharger les sources du projet à l'adresse suivante : <text:a xlink:type="simple" xlink:href="http://commons.apache.org/proper/commons-lang/download_lang.cgi"><text:span text:style-name="Souligne"><text:span text:style-name="_23_1155cc">http://commons.apache.org/proper/commons-lang/download_lang.cgi</text:span></text:span></text:a>. Pour cet article, j'ai utilisé la version 3.1. </text:p>
      <text:p text:style-name="Standard">Puisque nous désirons ajouter une classe utilitaire, nous placerons celle-ci dans le package java.util. Cela n'est en rien une nécessité, mais un choix personnel. Copier les classes SystemUtils et JavaVersion, situées dans <text:span text:style-name="Italique">src/main/java/org/apache/commons/lang3</text:span> dans le répertoire <text:span text:style-name="Italique">jdk8/jdk/src/share/classes/java/util</text:span>. Nous devons aussi ajouter l'énumération JavaVersion, car elle est utilisée dans SystemUtils. </text:p>
      <text:p text:style-name="Standard">Ces deux classes étaient situées dans le package org.apache.commons.lang3, or nous les <text:soft-page-break/>avons déclaré<text:span text:style-name="T4">es</text:span> dans java.util. Nous devons donc éditer les deux classes et remplacer le code suivant :</text:p>
      <table:table table:name="dvp_code_java_7" table:style-name="dvp_5f_code_5f_java_5f_7">
        <table:table-column table:style-name="dvp_5f_code_5f_java_5f_7.A" table:number-columns-repeated="6"/>
        <table:table-row table:style-name="dvp_5f_code_5f_java_5f_7.1">
          <table:table-cell table:style-name="dvp_5f_code_5f_java_5f_7.A1" office:value-type="string">
            <text:p text:style-name="Standard">Ancien package de la classe</text:p>
          </table:table-cell>
          <table:table-cell table:style-name="dvp_5f_code_5f_java_5f_7.A1" office:value-type="string">
            <text:p text:style-name="Standard">java</text:p>
          </table:table-cell>
          <table:table-cell table:style-name="dvp_5f_code_5f_java_5f_7.A1" office:value-type="string">
            <text:p text:style-name="Standard"/>
          </table:table-cell>
          <table:table-cell table:style-name="dvp_5f_code_5f_java_5f_7.A1" office:value-type="string">
            <text:p text:style-name="Standard">1</text:p>
          </table:table-cell>
          <table:table-cell table:style-name="dvp_5f_code_5f_java_5f_7.A1" office:value-type="string">
            <text:p text:style-name="Standard">1</text:p>
          </table:table-cell>
          <table:table-cell table:style-name="dvp_5f_code_5f_java_5f_7.A1" office:value-type="string">
            <text:p text:style-name="Standard"/>
          </table:table-cell>
        </table:table-row>
        <table:table-row table:style-name="dvp_5f_code_5f_java_5f_7.2">
          <table:table-cell table:style-name="dvp_5f_code_5f_java_5f_7.A1" table:number-columns-spanned="6" office:value-type="string">
            <text:p text:style-name="dvp_5f_code">package org.apache.commons.lang3;</text:p>
          </table:table-cell>
          <table:covered-table-cell/>
          <table:covered-table-cell/>
          <table:covered-table-cell/>
          <table:covered-table-cell/>
          <table:covered-table-cell/>
        </table:table-row>
      </table:table>
      <text:p text:style-name="Standard">par celui-ci :</text:p>
      <table:table table:name="dvp_code_java_8" table:style-name="dvp_5f_code_5f_java_5f_8">
        <table:table-column table:style-name="dvp_5f_code_5f_java_5f_8.A" table:number-columns-repeated="6"/>
        <table:table-row table:style-name="dvp_5f_code_5f_java_5f_8.1">
          <table:table-cell table:style-name="dvp_5f_code_5f_java_5f_8.A1" office:value-type="string">
            <text:p text:style-name="Standard">Nouveau package de la classe</text:p>
          </table:table-cell>
          <table:table-cell table:style-name="dvp_5f_code_5f_java_5f_8.A1" office:value-type="string">
            <text:p text:style-name="Standard">java</text:p>
          </table:table-cell>
          <table:table-cell table:style-name="dvp_5f_code_5f_java_5f_8.A1" office:value-type="string">
            <text:p text:style-name="Standard"/>
          </table:table-cell>
          <table:table-cell table:style-name="dvp_5f_code_5f_java_5f_8.A1" office:value-type="string">
            <text:p text:style-name="Standard">1</text:p>
          </table:table-cell>
          <table:table-cell table:style-name="dvp_5f_code_5f_java_5f_8.A1" office:value-type="string">
            <text:p text:style-name="Standard">1</text:p>
          </table:table-cell>
          <table:table-cell table:style-name="dvp_5f_code_5f_java_5f_8.A1" office:value-type="string">
            <text:p text:style-name="Standard"/>
          </table:table-cell>
        </table:table-row>
        <table:table-row table:style-name="dvp_5f_code_5f_java_5f_8.2">
          <table:table-cell table:style-name="dvp_5f_code_5f_java_5f_8.A1" table:number-columns-spanned="6" office:value-type="string">
            <text:p text:style-name="dvp_5f_code">package java.util;</text:p>
          </table:table-cell>
          <table:covered-table-cell/>
          <table:covered-table-cell/>
          <table:covered-table-cell/>
          <table:covered-table-cell/>
          <table:covered-table-cell/>
        </table:table-row>
      </table:table>
      <text:p text:style-name="Standard">Une fois cela fait, allez dans le répertoire <text:span text:style-name="Italique">jdk8/jdk/make/java/java</text:span>. Voici une description des principaux fichiers de compilation :</text:p>
      <text:list xml:id="list39506434" text:style-name="List_20_1">
        <text:list-item>
          <text:p text:style-name="P7"><text:span text:style-name="Gras">FILES_java.gmk :</text:span> <text:span text:style-name="T4">c</text:span>ontient la liste des classes Java à compiler. Cette liste n'est pas complète, vous pourrez trouver d'autres fichiers comme celui-ci pour certaines implémentations Sun par exemple ;</text:p>
        </text:list-item>
        <text:list-item>
          <text:p text:style-name="P7"><text:span text:style-name="Gras">FILES_c.gmk :</text:span> <text:span text:style-name="T4">c</text:span>ontient la liste des fichiers <text:span text:style-name="T4">C</text:span> à compiler. Les fichiers contiennent le code des méthodes déclarées natives dans une classe. Par exemple la méthode Runtime.gc() est native, vous trouverez donc le code C associé dans le fichier Runtime.c avec comme nom de méthode « Java_java_lang_Runtime_gc » ;</text:p>
        </text:list-item>
        <text:list-item>
          <text:p text:style-name="P7"><text:span text:style-name="Gras">Exportedfiles.gmk :</text:span> <text:span text:style-name="T4">c</text:span>ontient la liste des classes Java pour lesquelles le compilateur doit générer un header <text:span text:style-name="T4">C</text:span> (.h). Ce header généré permet d'appeler des méthodes définies dans un autre fichier. Par exemple, vous pouvez importer le header associé à Runtime, pour faire exécuter des méthodes natives de cette classe ;</text:p>
        </text:list-item>
        <text:list-item>
          <text:p text:style-name="P7"><text:span text:style-name="Gras">mapfile-vers :</text:span> <text:span text:style-name="T4">c</text:span>ontient la liste des méthodes natives de toutes les classes Java. Lorsque vous déclarez une méthode native, celle-ci doit se retrouver dans ce fichier.</text:p>
        </text:list-item>
      </text:list>
      <text:p text:style-name="Standard">Puisque nos deux classes ne contiennent pas de méthodes natives, nous avons uniquement besoin de les déclarer dans le fichier FILES_java.gmk. Ajoutez deux lignes, sur le même modèle que les autre<text:span text:style-name="T2">s</text:span> classes, pour nos deux nouvelles classes, soit java/util/SystemUtils.java et java/util/JavaVersion.java. N'oubliez pas d'ajouter des «  \ » à la fin de chaque ligne.</text:p>
      <text:p text:style-name="Standard">Une fois cela fait, il ne vous reste plus qu'à compiler le JDK en exécutant la commande <text:span text:style-name="Italique">make</text:span>, comme fait précédemment.</text:p>
      <text:p text:style-name="Standard">Pour tester que l'ajout fonctionne bien, il vous suffit de créer une classe dans laquelle vous appelez des méthodes ou des constantes de la classe SystemUtils. </text:p>
      <table:table table:name="dvp_code_java_9" table:style-name="dvp_5f_code_5f_java_5f_9">
        <table:table-column table:style-name="dvp_5f_code_5f_java_5f_9.A" table:number-columns-repeated="6"/>
        <table:table-row table:style-name="dvp_5f_code_5f_java_5f_9.1">
          <table:table-cell table:style-name="dvp_5f_code_5f_java_5f_9.A1" office:value-type="string">
            <text:p text:style-name="Standard">Tester l'ajout de la classe</text:p>
          </table:table-cell>
          <table:table-cell table:style-name="dvp_5f_code_5f_java_5f_9.A1" office:value-type="string">
            <text:p text:style-name="Standard">java</text:p>
          </table:table-cell>
          <table:table-cell table:style-name="dvp_5f_code_5f_java_5f_9.A1" office:value-type="string">
            <text:p text:style-name="Standard"/>
          </table:table-cell>
          <table:table-cell table:style-name="dvp_5f_code_5f_java_5f_9.A1" office:value-type="string">
            <text:p text:style-name="Standard">1</text:p>
          </table:table-cell>
          <table:table-cell table:style-name="dvp_5f_code_5f_java_5f_9.A1" office:value-type="string">
            <text:p text:style-name="Standard">1</text:p>
          </table:table-cell>
          <table:table-cell table:style-name="dvp_5f_code_5f_java_5f_9.A1" office:value-type="string">
            <text:p text:style-name="Standard"/>
          </table:table-cell>
        </table:table-row>
        <text:soft-page-break/>
        <table:table-row table:style-name="dvp_5f_code_5f_java_5f_9.2">
          <table:table-cell table:style-name="dvp_5f_code_5f_java_5f_9.A1" table:number-columns-spanned="6" office:value-type="string">
            <text:p text:style-name="dvp_5f_code">import java.util.SystemUtils;<text:line-break/><text:line-break/>public class Test {<text:line-break/><text:line-break/> <text:s/>public static void main(String[] args) {<text:line-break/> <text:s text:c="3"/>System.out.println(SystemUtils.JAVA_VM_VERSION);<text:line-break/> <text:s/>}<text:line-break/>}</text:p>
          </table:table-cell>
          <table:covered-table-cell/>
          <table:covered-table-cell/>
          <table:covered-table-cell/>
          <table:covered-table-cell/>
          <table:covered-table-cell/>
        </table:table-row>
      </table:table>
      <text:p text:style-name="Standard">Sur ma machine, le résultat affiché est « 25.0-b39 », correspondant bien à la version compilée, affichée grâce à  l'option « java -version » et me donnant comme affichage : </text:p>
      <table:table table:name="dvp_code_shell_10" table:style-name="dvp_5f_code_5f_shell_5f_10">
        <table:table-column table:style-name="dvp_5f_code_5f_shell_5f_10.A" table:number-columns-repeated="6"/>
        <table:table-row table:style-name="dvp_5f_code_5f_shell_5f_10.1">
          <table:table-cell table:style-name="dvp_5f_code_5f_shell_5f_10.A1" office:value-type="string">
            <text:p text:style-name="Standard">Affichage de la version de la VM</text:p>
          </table:table-cell>
          <table:table-cell table:style-name="dvp_5f_code_5f_shell_5f_10.A1" office:value-type="string">
            <text:p text:style-name="Standard">shell</text:p>
          </table:table-cell>
          <table:table-cell table:style-name="dvp_5f_code_5f_shell_5f_10.A1" office:value-type="string">
            <text:p text:style-name="Standard"/>
          </table:table-cell>
          <table:table-cell table:style-name="dvp_5f_code_5f_shell_5f_10.A1" office:value-type="string">
            <text:p text:style-name="Standard">0</text:p>
          </table:table-cell>
          <table:table-cell table:style-name="dvp_5f_code_5f_shell_5f_10.A1" office:value-type="string">
            <text:p text:style-name="Standard">1</text:p>
          </table:table-cell>
          <table:table-cell table:style-name="dvp_5f_code_5f_shell_5f_10.A1" office:value-type="string">
            <text:p text:style-name="Standard"/>
          </table:table-cell>
        </table:table-row>
        <table:table-row table:style-name="dvp_5f_code_5f_shell_5f_10.2">
          <table:table-cell table:style-name="dvp_5f_code_5f_shell_5f_10.A1" table:number-columns-spanned="6" office:value-type="string">
            <text:p text:style-name="dvp_5f_code">openjdk version "1.8.0-internal"<text:line-break/>OpenJDK Runtime Environment (build 1.8.0-internal-olivier_2013_06_30_00_34-b00)<text:line-break/>OpenJDK 64-Bit Server VM (build 25.0-b39, mixed mode)</text:p>
          </table:table-cell>
          <table:covered-table-cell/>
          <table:covered-table-cell/>
          <table:covered-table-cell/>
          <table:covered-table-cell/>
          <table:covered-table-cell/>
        </table:table-row>
      </table:table>
      <text:h text:style-name="Heading_20_1" text:outline-level="1">Conclusion</text:h>
      <text:p text:style-name="Standard">Nous avons vu comment ajouter des paramètres dans la machine virtuelle HotSpot et des classes dans le JDK. Des explications ont été fournies sur le fonctionnement de ces parties du projet OpenJDK ainsi qu'une description des différents fichiers et répertoires utiles au développement. Il ne vous reste plus qu'à modifier le code et à vous amuser à découvrir l'intérieur d'une plateforme utilisée par des millions d'utilisateurs quotidiennement.</text:p>
      <text:h text:style-name="Heading_20_1" text:outline-level="1">Remerciements</text:h>
      <text:p text:style-name="Standard">Je tiens à remercier mes professeurs <text:a xlink:type="simple" xlink:href="http://julien.sopena.fr/">Julien Sopena</text:a> et <text:a xlink:type="simple" xlink:href="http://pagesperso-systeme.lip6.fr/Gael.Thomas/">Gael Thomas</text:a> <text:span text:style-name="T2">de</text:span> m'avoir permis de faire un stage sur la machine virtuelle HotSpot, qui donna lieu à cet article <text:span text:style-name="T6">ainsi que </text:span><text:a xlink:type="simple" xlink:href="http://www.developpez.net/forums/u69211/mickael-baron/"><text:span text:style-name="T6">Mickael Baron</text:span></text:a><text:span text:style-name="T6"> pour sa relecture technique et </text:span><text:a xlink:type="simple" xlink:href="http://www.developpez.net/forums/u124512/claudeleloup/"><text:span text:style-name="T6">Claude LELOUP</text:span></text:a><text:span text:style-name="T6"> pour la correction orthograph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 svg:font-family="OpenSymbol"/>
    <style:font-face style:name="Tahoma1" svg:font-family="Tahoma"/>
    <style:font-face style:name="Liberation Sans" svg:font-family="'Liberation Sans'" style:font-family-generic="swiss"/>
    <style:font-face style:name="Segoe UI" svg:font-family="'Segoe UI'"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style:contextual-spacing="false" fo:line-height="100%" style:page-number="auto"/>
      <style:text-properties style:font-name="Verdana"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latex_5f_" style:display-name="_dvp_latex_" style:family="paragraph" style:class="text">
      <style:paragraph-properties fo:background-color="#ffffcc">
        <style:background-image/>
      </style:paragraph-properties>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style:paragraph-properties fo:margin-top="0.499cm" fo:margin-bottom="0.499cm" style:contextual-spacing="false"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6pt solid #000000" style:shadow="#808080 -0.18cm -0.18cm">
        <style:tab-stops/>
        <style:background-image/>
      </style:paragraph-properties>
      <style:text-properties fo:font-size="9pt" style:text-scale="100%"/>
    </style:style>
    <style:style style:name="_23_1155cc" style:display-name="#1155cc" style:family="text">
      <style:text-properties fo:color="#1155cc"/>
    </style:style>
    <style:style style:name="_23_242424" style:display-name="#242424" style:family="text">
      <style:text-properties fo:color="#242424"/>
    </style:style>
    <style:style style:name="_5f_dvp_5f_latex_5f_" style:display-name="_dvp_latex_" style:family="text">
      <style:text-properties style:font-name="Courier New"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0__5f_dvp_5f_latex_5f_" style:display-name="0_dvp_latex_" style:family="graphic">
      <style:graphic-properties svg:x="0cm" svg:y="0cm" fo:margin-left="0.4cm" fo:margin-right="0.4cm" fo:margin-top="0.4cm" fo:margin-bottom="0.4cm" style:vertical-pos="from-top" style:vertical-rel="page" style:horizontal-pos="from-left" style:horizontal-rel="paragraph" fo:padding="0.199cm" fo:border="none"/>
    </style:style>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cm" fo:margin-bottom="0cm" style:contextual-spacing="false"/>
      <style:text-properties fo:font-size="8pt" style:font-size-asian="8pt" style:font-size-complex="8pt"/>
    </style:style>
    <style:style style:name="MP3" style:family="paragraph" style:parent-style-name="Footer">
      <style:paragraph-properties fo:margin-top="0cm" fo:margin-bottom="0cm" style:contextual-spacing="false"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draw:name="images1" text:anchor-type="paragraph" svg:width="4.154cm" svg:height="0.926cm" draw:z-index="6"><draw:image xlink:href="Pictures/100002000000009D00000023A061FB04.gif" xlink:type="simple" xlink:show="embed" xlink:actuate="onLoad"/><svg:title>KitOOoDVP.gif</svg:title></draw:frame> </text:p>
      </style:header>
      <style:footer>
        <text:section text:style-name="MSect1" text:name="Section1">
          <text:p text:style-name="MP2"/>
        </text:section>
        <text:p text:style-name="MP3"><text:page-number text:select-page="current">1</text:page-number> </text:p>
      </style:footer>
    </style:master-page>
    <style:master-page style:name="ModeleDePage" style:page-layout-name="Mpm2">
      <style:header>
        <text:p text:style-name="position_5f_image_5f_center"><draw:frame draw:style-name="Mfr2" draw:name="images2" text:anchor-type="as-char" svg:width="5.539cm" svg:height="1.235cm" draw:z-index="0"><draw:image xlink:href="Pictures/100002000000009D00000023A061FB04.gif" xlink:type="simple" xlink:show="embed" xlink:actuate="onLoad"/><svg:title>100002000000009D00000023A061FB04.gif</svg:title></draw:frame> </text:p>
      </style:header>
      <style:footer>
        <text:section text:style-name="MSect1" text:name="dvp_sec_licence">
          <text:p text:style-name="dvp_5f_licence">Les sources présentées sur cette page sont libres de droits et vous pouvez les utiliser à votre convenance. Par contre,la page de présentation de ces sources constitue une œuvre intellectuelle protégée par les droits d'auteur. Copyright ©2013 - olivier.pitton. Aucune reproduction, même partielle, ne peut être faite de ce site et de l'ensemble de son contenu : textes, documents, images, etc. sans l'autorisation expresse de l'auteur.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6T08:45:13.29</meta:creation-date>
    <meta:editing-cycles>12</meta:editing-cycles>
    <meta:editing-duration>PT12M17S</meta:editing-duration>
    <dc:title>Tutoriel sur la modification de classes et de paramètres dans OpenJDK 8 </dc:title>
    <dc:description>Cet article a été conçu grâce au KitODT version 12.4 et au modèle d'article du KitOOoDVP le 22/09/2013 19:12:54.</dc:description>
    <meta:keyword>Java</meta:keyword>
    <meta:keyword>OpenJDK 8</meta:keyword>
    <meta:keyword>d�veloppement</meta:keyword>
    <meta:keyword>C++</meta:keyword>
    <meta:keyword>Hotspot</meta:keyword>
    <meta:keyword>VM</meta:keyword>
    <meta:keyword>JDK</meta:keyword>
    <meta:keyword>classes</meta:keyword>
    <meta:keyword>param�tres</meta:keyword>
    <meta:initial-creator>Pitton Olivier</meta:initial-creator>
    <dc:creator>Olivier Pitton</dc:creator>
    <dc:date>2013-09-26T14:12:38</dc:date>
    <meta:document-statistic meta:table-count="13" meta:image-count="4" meta:object-count="0" meta:page-count="7" meta:paragraph-count="125" meta:word-count="2407" meta:character-count="15301" meta:non-whitespace-character-count="13013"/>
    <meta:user-defined meta:name="Date dernière exportation XML" meta:value-type="date">2013-09-26T14:12:38</meta:user-defined>
    <meta:user-defined meta:name="Info 1"/>
    <meta:user-defined meta:name="Info 2"/>
    <meta:user-defined meta:name="Info 3"/>
    <meta:user-defined meta:name="Info 4" meta:value-type="string"/>
    <meta:template xlink:type="simple" xlink:actuate="onRequest" xlink:title="Template du KitODT pour developpez.com" xlink:href="../../../../KitOOoDVP/KitOOoDVP/modeles/Developpez/article.ott" meta:date="2013-03-26T08:45:13.14"/>
  </office:meta>
</office:document-meta>
</file>